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Pictures/100000000000002000000020839EBFB02D09F2D6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athJax_Math" svg:font-family="MathJax_Math" style:font-pitch="variable"/>
    <style:font-face style:name="MathJax_Math1" svg:font-family="MathJax_Math" style:font-adornments="Regular" style:font-pitch="variable"/>
    <style:font-face style:name="MathJax_Math2" svg:font-family="MathJax_Math" style:font-adornments="Regular"/>
    <style:font-face style:name="MathJax_Math3" svg:font-family="MathJax_Math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 Gyre Bonum" svg:font-family="'TeX Gyre Bonum'" style:font-adornments="Regular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 style:parent-style-name="standard">
      <style:graphic-properties svg:stroke-width="0.03cm" draw:marker-start-width="0.25cm" draw:marker-end-width="0.25cm" draw:textarea-horizontal-align="justify" draw:textarea-vertical-align="middle" draw:auto-grow-height="false" fo:min-height="0.104cm" fo:min-width="0cm" fo:padding-top="0.115cm" fo:padding-bottom="0.115cm" fo:padding-left="0.24cm" fo:padding-right="0.24cm"/>
    </style:style>
    <style:style style:name="gr3" style:family="graphic" style:parent-style-name="standard">
      <style:graphic-properties svg:stroke-width="0.03cm" draw:marker-start-width="0.25cm" draw:marker-end-width="0.25cm" draw:textarea-horizontal-align="justify" draw:textarea-vertical-align="middle" draw:auto-grow-height="false" fo:min-height="0.124cm" fo:min-width="0cm" fo:padding-top="0.115cm" fo:padding-bottom="0.115cm" fo:padding-left="0.24cm" fo:padding-right="0.2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4cm" fo:min-width="1cm"/>
    </style:style>
    <style:style style:name="gr6" style:family="graphic" style:parent-style-name="standard">
      <style:graphic-properties draw:textarea-horizontal-align="justify" draw:textarea-vertical-align="middle" draw:auto-grow-height="false" fo:min-height="0.4cm" fo:min-width="0.09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13cm" svg:height="0.602cm" svg:x="5.424cm" svg:y="1.49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2" draw:text-style-name="P1" xml:id="id2" draw:id="id2" draw:layer="layout" svg:width="0.5cm" svg:height="0.5cm" svg:x="1.1cm" svg:y="0.0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1" xml:id="id3" draw:id="id3" draw:layer="layout" svg:width="0.5cm" svg:height="0.5cm" svg:x="1.1cm" svg:y="0.8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1" xml:id="id4" draw:id="id4" draw:layer="layout" svg:width="0.5cm" svg:height="0.5cm" svg:x="1.1cm" svg:y="1.65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1" xml:id="id5" draw:id="id5" draw:layer="layout" svg:width="0.5cm" svg:height="0.5cm" svg:x="1.1cm" svg:y="3.05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" draw:text-style-name="P1" draw:layer="layout" svg:width="0.449cm" svg:height="0.373cm" svg:x="1.126cm" svg:y="2.39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1" xml:id="id7" draw:id="id7" draw:layer="layout" svg:width="0.5cm" svg:height="0.5cm" svg:x="2cm" svg:y="0.0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1" xml:id="id8" draw:id="id8" draw:layer="layout" svg:width="0.5cm" svg:height="0.5cm" svg:x="2cm" svg:y="0.8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1" xml:id="id9" draw:id="id9" draw:layer="layout" svg:width="0.5cm" svg:height="0.5cm" svg:x="2cm" svg:y="1.65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1" xml:id="id10" draw:id="id10" draw:layer="layout" svg:width="0.5cm" svg:height="0.5cm" svg:x="2cm" svg:y="3.05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" draw:text-style-name="P1" draw:layer="layout" svg:width="0.449cm" svg:height="0.373cm" svg:x="2.026cm" svg:y="2.39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" draw:text-style-name="P1" xml:id="id11" draw:id="id11" draw:layer="layout" svg:width="0.5cm" svg:height="0.5cm" svg:x="3.5cm" svg:y="0.05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1" xml:id="id13" draw:id="id13" draw:layer="layout" svg:width="0.5cm" svg:height="0.5cm" svg:x="3.5cm" svg:y="0.85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1" xml:id="id14" draw:id="id14" draw:layer="layout" svg:width="0.5cm" svg:height="0.5cm" svg:x="3.5cm" svg:y="1.65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1" xml:id="id15" draw:id="id15" draw:layer="layout" svg:width="0.5cm" svg:height="0.5cm" svg:x="3.5cm" svg:y="3.05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" draw:text-style-name="P1" draw:layer="layout" svg:width="0.449cm" svg:height="0.373cm" svg:x="3.526cm" svg:y="2.39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" draw:text-style-name="P1" xml:id="id12" draw:id="id12" draw:layer="layout" svg:width="0.5cm" svg:height="0.5cm" svg:x="4.5cm" svg:y="1.5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" draw:text-style-name="P1" xml:id="id1" draw:id="id1" draw:layer="layout" svg:width="0.382cm" svg:height="0.601cm" svg:x="0.099cm" svg:y="0.99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1" xml:id="id6" draw:id="id6" draw:layer="layout" svg:width="0.445cm" svg:height="0.601cm" svg:x="0.099cm" svg:y="1.79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onnector draw:style-name="gr4" draw:text-style-name="P2" draw:layer="layout" draw:type="line" svg:x1="0.481cm" svg:y1="1.295cm" svg:x2="1.1cm" svg:y2="0.3cm" draw:start-shape="id1" draw:start-glue-point="1" draw:end-shape="id2" draw:end-glue-point="6" svg:d="M481 1295l619-995" svg:viewBox="0 0 620 996">
          <text:p/>
        </draw:connector>
        <draw:connector draw:style-name="gr4" draw:text-style-name="P2" draw:layer="layout" draw:type="line" svg:x1="0.482cm" svg:y1="1.296cm" svg:x2="1.1cm" svg:y2="1.1cm" draw:end-shape="id3" draw:end-glue-point="6" svg:d="M482 1296l618-196" svg:viewBox="0 0 619 197">
          <text:p/>
        </draw:connector>
        <draw:connector draw:style-name="gr4" draw:text-style-name="P2" draw:layer="layout" draw:type="line" svg:x1="0.482cm" svg:y1="1.296cm" svg:x2="1.1cm" svg:y2="1.901cm" draw:end-shape="id4" draw:end-glue-point="6" svg:d="M482 1296l618 605" svg:viewBox="0 0 619 606">
          <text:p/>
        </draw:connector>
        <draw:connector draw:style-name="gr4" draw:text-style-name="P2" draw:layer="layout" draw:type="line" svg:x1="0.482cm" svg:y1="1.297cm" svg:x2="1.1cm" svg:y2="3.301cm" draw:end-shape="id5" draw:end-glue-point="6" svg:d="M482 1297l618 2004" svg:viewBox="0 0 619 2005">
          <text:p/>
        </draw:connector>
        <draw:connector draw:style-name="gr4" draw:text-style-name="P2" draw:layer="layout" draw:type="line" svg:x1="0.544cm" svg:y1="2.095cm" svg:x2="1.1cm" svg:y2="0.3cm" draw:start-shape="id6" draw:start-glue-point="1" draw:end-shape="id2" draw:end-glue-point="6" svg:d="M544 2095l556-1795" svg:viewBox="0 0 557 1796">
          <text:p/>
        </draw:connector>
        <draw:connector draw:style-name="gr4" draw:text-style-name="P2" draw:layer="layout" draw:type="line" svg:x1="0.544cm" svg:y1="2.096cm" svg:x2="1.1cm" svg:y2="1.1cm" draw:end-shape="id3" draw:end-glue-point="6" svg:d="M544 2096l556-996" svg:viewBox="0 0 557 997">
          <text:p/>
        </draw:connector>
        <draw:connector draw:style-name="gr4" draw:text-style-name="P2" draw:layer="layout" draw:type="line" svg:x1="0.544cm" svg:y1="2.096cm" svg:x2="1.1cm" svg:y2="1.901cm" draw:end-shape="id4" draw:end-glue-point="6" svg:d="M544 2096l556-195" svg:viewBox="0 0 557 196">
          <text:p/>
        </draw:connector>
        <draw:connector draw:style-name="gr4" draw:text-style-name="P2" draw:layer="layout" draw:type="line" svg:x1="0.544cm" svg:y1="2.097cm" svg:x2="1.1cm" svg:y2="3.301cm" draw:end-shape="id5" draw:end-glue-point="6" svg:d="M544 2097l556 1204" svg:viewBox="0 0 557 1205">
          <text:p/>
        </draw:connector>
        <draw:connector draw:style-name="gr4" draw:text-style-name="P2" draw:layer="layout" draw:type="line" svg:x1="1.6cm" svg:y1="0.3cm" svg:x2="2cm" svg:y2="0.3cm" draw:start-shape="id2" draw:start-glue-point="10" draw:end-shape="id7" draw:end-glue-point="6" svg:d="M1600 300h400" svg:viewBox="0 0 401 1">
          <text:p/>
        </draw:connector>
        <draw:connector draw:style-name="gr4" draw:text-style-name="P2" draw:layer="layout" draw:type="line" svg:x1="1.6cm" svg:y1="0.3cm" svg:x2="2cm" svg:y2="1.1cm" draw:end-shape="id8" draw:end-glue-point="6" svg:d="M1600 300l400 800" svg:viewBox="0 0 401 801">
          <text:p/>
        </draw:connector>
        <draw:connector draw:style-name="gr4" draw:text-style-name="P2" draw:layer="layout" draw:type="line" svg:x1="1.6cm" svg:y1="0.3cm" svg:x2="2cm" svg:y2="1.901cm" draw:end-shape="id9" draw:end-glue-point="6" svg:d="M1600 300l400 1601" svg:viewBox="0 0 401 1602">
          <text:p/>
        </draw:connector>
        <draw:connector draw:style-name="gr4" draw:text-style-name="P2" draw:layer="layout" draw:type="line" svg:x1="1.6cm" svg:y1="0.301cm" svg:x2="2cm" svg:y2="3.301cm" draw:end-shape="id10" draw:end-glue-point="6" svg:d="M1600 301l400 3000" svg:viewBox="0 0 401 3001">
          <text:p/>
        </draw:connector>
        <draw:connector draw:style-name="gr4" draw:text-style-name="P2" draw:layer="layout" draw:type="line" svg:x1="1.6cm" svg:y1="1.1cm" svg:x2="2cm" svg:y2="0.3cm" draw:start-shape="id3" draw:start-glue-point="10" draw:end-shape="id7" draw:end-glue-point="6" svg:d="M1600 1100l400-800" svg:viewBox="0 0 401 801">
          <text:p/>
        </draw:connector>
        <draw:connector draw:style-name="gr4" draw:text-style-name="P2" draw:layer="layout" draw:type="line" svg:x1="1.6cm" svg:y1="1.1cm" svg:x2="2cm" svg:y2="1.1cm" draw:end-shape="id8" draw:end-glue-point="6" svg:d="M1600 1100h400" svg:viewBox="0 0 401 1">
          <text:p/>
        </draw:connector>
        <draw:connector draw:style-name="gr4" draw:text-style-name="P2" draw:layer="layout" draw:type="line" svg:x1="1.6cm" svg:y1="1.1cm" svg:x2="2cm" svg:y2="1.901cm" draw:end-shape="id9" draw:end-glue-point="6" svg:d="M1600 1100l400 801" svg:viewBox="0 0 401 802">
          <text:p/>
        </draw:connector>
        <draw:connector draw:style-name="gr4" draw:text-style-name="P2" draw:layer="layout" draw:type="line" svg:x1="1.6cm" svg:y1="1.101cm" svg:x2="2cm" svg:y2="3.301cm" draw:end-shape="id10" draw:end-glue-point="6" svg:d="M1600 1101l400 2200" svg:viewBox="0 0 401 2201">
          <text:p/>
        </draw:connector>
        <draw:connector draw:style-name="gr4" draw:text-style-name="P2" draw:layer="layout" draw:type="line" svg:x1="1.6cm" svg:y1="1.901cm" svg:x2="2cm" svg:y2="0.3cm" draw:start-shape="id4" draw:start-glue-point="10" draw:end-shape="id7" draw:end-glue-point="6" svg:d="M1600 1901l400-1601" svg:viewBox="0 0 401 1602">
          <text:p/>
        </draw:connector>
        <draw:connector draw:style-name="gr4" draw:text-style-name="P2" draw:layer="layout" draw:type="line" svg:x1="1.6cm" svg:y1="1.902cm" svg:x2="2cm" svg:y2="1.1cm" draw:end-shape="id8" draw:end-glue-point="6" svg:d="M1600 1902l400-802" svg:viewBox="0 0 401 803">
          <text:p/>
        </draw:connector>
        <draw:connector draw:style-name="gr4" draw:text-style-name="P2" draw:layer="layout" draw:type="line" svg:x1="1.6cm" svg:y1="1.902cm" svg:x2="2cm" svg:y2="1.901cm" draw:end-shape="id9" draw:end-glue-point="6" svg:d="M1600 1902l400-1" svg:viewBox="0 0 401 2">
          <text:p/>
        </draw:connector>
        <draw:connector draw:style-name="gr4" draw:text-style-name="P2" draw:layer="layout" draw:type="line" svg:x1="1.6cm" svg:y1="1.903cm" svg:x2="2cm" svg:y2="3.301cm" draw:end-shape="id10" draw:end-glue-point="6" svg:d="M1600 1903l400 1398" svg:viewBox="0 0 401 1399">
          <text:p/>
        </draw:connector>
        <draw:connector draw:style-name="gr4" draw:text-style-name="P2" draw:layer="layout" draw:type="line" svg:x1="1.6cm" svg:y1="3.301cm" svg:x2="2cm" svg:y2="0.3cm" draw:start-shape="id5" draw:start-glue-point="10" draw:end-shape="id7" draw:end-glue-point="6" svg:d="M1600 3301l400-3001" svg:viewBox="0 0 401 3002">
          <text:p/>
        </draw:connector>
        <draw:connector draw:style-name="gr4" draw:text-style-name="P2" draw:layer="layout" draw:type="line" svg:x1="1.6cm" svg:y1="3.302cm" svg:x2="2cm" svg:y2="1.1cm" draw:end-shape="id8" draw:end-glue-point="6" svg:d="M1600 3302l400-2202" svg:viewBox="0 0 401 2203">
          <text:p/>
        </draw:connector>
        <draw:connector draw:style-name="gr4" draw:text-style-name="P2" draw:layer="layout" draw:type="line" svg:x1="1.6cm" svg:y1="3.302cm" svg:x2="2cm" svg:y2="1.901cm" draw:end-shape="id9" draw:end-glue-point="6" svg:d="M1600 3302l400-1401" svg:viewBox="0 0 401 1402">
          <text:p/>
        </draw:connector>
        <draw:connector draw:style-name="gr4" draw:text-style-name="P2" draw:layer="layout" draw:type="line" svg:x1="1.6cm" svg:y1="3.303cm" svg:x2="2cm" svg:y2="3.301cm" draw:end-shape="id10" draw:end-glue-point="6" svg:d="M1600 3303l400-2" svg:viewBox="0 0 401 3">
          <text:p/>
        </draw:connector>
        <draw:frame draw:style-name="gr1" draw:text-style-name="P1" draw:layer="layout" svg:width="0.622cm" svg:height="0.09cm" svg:x="2.659cm" svg:y="1.79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onnector draw:style-name="gr4" draw:text-style-name="P2" draw:layer="layout" draw:type="line" svg:x1="4cm" svg:y1="0.301cm" svg:x2="4.5cm" svg:y2="1.8cm" draw:start-shape="id11" draw:start-glue-point="10" draw:end-shape="id12" draw:end-glue-point="6" svg:d="M4000 301l500 1499" svg:viewBox="0 0 501 1500">
          <text:p/>
        </draw:connector>
        <draw:connector draw:style-name="gr4" draw:text-style-name="P2" draw:layer="layout" draw:type="line" svg:x1="4cm" svg:y1="1.101cm" svg:x2="4.5cm" svg:y2="1.801cm" draw:start-shape="id13" draw:start-glue-point="10" svg:d="M4000 1101l500 700" svg:viewBox="0 0 501 701">
          <text:p/>
        </draw:connector>
        <draw:connector draw:style-name="gr4" draw:text-style-name="P2" draw:layer="layout" draw:type="line" svg:x1="4cm" svg:y1="1.902cm" svg:x2="4.5cm" svg:y2="1.801cm" draw:start-shape="id14" draw:start-glue-point="10" svg:d="M4000 1902l500-101" svg:viewBox="0 0 501 102">
          <text:p/>
        </draw:connector>
        <draw:connector draw:style-name="gr4" draw:text-style-name="P2" draw:layer="layout" draw:type="line" svg:x1="3.75cm" svg:y1="3.052cm" svg:x2="4.5cm" svg:y2="1.802cm" draw:start-shape="id15" svg:d="M3750 3052l750-1250" svg:viewBox="0 0 751 1251">
          <text:p/>
        </draw:connector>
        <draw:custom-shape draw:style-name="gr5" draw:text-style-name="P1" xml:id="id16" draw:id="id16" draw:layer="layout" svg:width="1.5cm" svg:height="0.65cm" svg:x="5.4cm" svg:y="1.4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0.547cm" svg:height="0.313cm" svg:x="7.427cm" svg:y="1.64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6" draw:text-style-name="P1" xml:id="id17" draw:id="id17" draw:layer="layout" svg:width="0.599cm" svg:height="0.65cm" svg:x="7.401cm" svg:y="1.4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5cm" svg:y1="1.8cm" svg:x2="5.4cm" svg:y2="1.8cm" draw:start-shape="id12" draw:start-glue-point="10" draw:end-shape="id16" draw:end-glue-point="5" svg:d="M5000 1800h400" svg:viewBox="0 0 401 1">
          <text:p/>
        </draw:connector>
        <draw:connector draw:style-name="gr4" draw:text-style-name="P2" draw:layer="layout" draw:type="line" svg:x1="6.9cm" svg:y1="1.8cm" svg:x2="7.401cm" svg:y2="1.8cm" draw:start-shape="id16" draw:start-glue-point="7" draw:end-shape="id17" draw:end-glue-point="5" svg:d="M6900 1800h501" svg:viewBox="0 0 502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athJax_Math" svg:font-family="MathJax_Math" style:font-pitch="variable"/>
    <style:font-face style:name="MathJax_Math1" svg:font-family="MathJax_Math" style:font-adornments="Regular" style:font-pitch="variable"/>
    <style:font-face style:name="MathJax_Math2" svg:font-family="MathJax_Math" style:font-adornments="Regular"/>
    <style:font-face style:name="MathJax_Math3" svg:font-family="MathJax_Math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 Gyre Bonum" svg:font-family="'TeX Gyre Bonum'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3cm" svg:stroke-color="#000000" draw:marker-start-width="0.25cm" draw:marker-start-center="false" draw:marker-end-width="0.25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MathJax_Math1" fo:font-family="MathJax_Math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draw:marker-start-width="0.25cm" draw:marker-end-width="0.25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1cm" fo:page-height="3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03T09:32:35.255389321</meta:creation-date>
    <dc:date>2023-12-15T10:54:18.620685317</dc:date>
    <meta:editing-duration>PT2H54M50S</meta:editing-duration>
    <meta:editing-cycles>23</meta:editing-cycles>
    <meta:generator>LibreOffice/7.3.7.2$Linux_X86_64 LibreOffice_project/30$Build-2</meta:generator>
    <meta:document-statistic meta:object-count="53"/>
  </office:meta>
</office:document-meta>
</file>

<file path=Object 1/content.xml><?xml version="1.0" encoding="utf-8"?>
<math xmlns="http://www.w3.org/1998/Math/MathML" display="block">
  <semantics>
    <mo stretchy="false">⋮</mo>
    <annotation encoding="StarMath 5.0">dotsvert </annotation>
  </semantics>
</math>
</file>

<file path=Object 2/content.xml><?xml version="1.0" encoding="utf-8"?>
<math xmlns="http://www.w3.org/1998/Math/MathML" display="block">
  <semantics>
    <mo stretchy="false">⋮</mo>
    <annotation encoding="StarMath 5.0">dotsvert </annotation>
  </semantics>
</math>
</file>

<file path=Object 3/content.xml><?xml version="1.0" encoding="utf-8"?>
<math xmlns="http://www.w3.org/1998/Math/MathML" display="block">
  <semantics>
    <mo stretchy="false">⋮</mo>
    <annotation encoding="StarMath 5.0">dotsvert </annotation>
  </semantics>
</math>
</file>

<file path=Object 4/content.xml><?xml version="1.0" encoding="utf-8"?>
<math xmlns="http://www.w3.org/1998/Math/MathML" display="block">
  <semantics>
    <mi>t</mi>
    <annotation encoding="StarMath 5.0">t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6/content.xml><?xml version="1.0" encoding="utf-8"?>
<math xmlns="http://www.w3.org/1998/Math/MathML" display="block">
  <semantics>
    <mo stretchy="false">⋯</mo>
    <annotation encoding="StarMath 5.0">dotsaxis </annotation>
  </semantics>
</math>
</file>

<file path=Object 7/content.xml><?xml version="1.0" encoding="utf-8"?>
<math xmlns="http://www.w3.org/1998/Math/MathML" display="block">
  <semantics>
    <mrow>
      <mover accent="true">
        <mi>u</mi>
        <mo stretchy="false">~</mo>
      </mover>
      <mrow>
        <mo fence="true" form="prefix" stretchy="false">(</mo>
        <mrow>
          <mrow>
            <mi>t</mi>
            <mi>,</mi>
            <mi>x</mi>
          </mrow>
        </mrow>
        <mo fence="true" form="postfix" stretchy="false">)</mo>
      </mrow>
    </mrow>
    <annotation encoding="StarMath 5.0">tilde{u}(t,x)</annotation>
  </semantics>
</math>
</file>

<file path=Object 8/content.xml><?xml version="1.0" encoding="utf-8"?>
<math xmlns="http://www.w3.org/1998/Math/MathML" display="block">
  <semantics>
    <msub>
      <mi>ε</mi>
      <mi>λ</mi>
    </msub>
    <annotation encoding="StarMath 5.0">%varepsilon_%lambda</annotation>
  </semantics>
</math>
</file>